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fbe9" officeooo:paragraph-rsid="000afbe9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0afbe9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0afbe9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afbe9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yui_3_17_2_1_1706600185188_302"/><text:bookmark text:name="yui_3_17_2_1_1706600185188_301"/>Explique las diferencias entre el montaje de centrales de alarma cableadas e inalámbricas.</text:p>
        </text:list-item>
      </text:list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Características</text:p>
          </table:table-cell>
          <table:table-cell table:style-name="Tabla1.A1" office:value-type="string">
            <text:p text:style-name="P1">Alarmas inalámbricas</text:p>
          </table:table-cell>
          <table:table-cell table:style-name="Tabla1.C1" office:value-type="string">
            <text:p text:style-name="P1">Alarmas con cables</text:p>
          </table:table-cell>
        </table:table-row>
        <table:table-row>
          <table:table-cell table:style-name="Tabla1.A2" office:value-type="string">
            <text:p text:style-name="P1">Duración</text:p>
          </table:table-cell>
          <table:table-cell table:style-name="Tabla1.A2" office:value-type="string">
            <text:p text:style-name="P1">Alrededor de una hora</text:p>
          </table:table-cell>
          <table:table-cell table:style-name="Tabla1.C2" office:value-type="string">
            <text:p text:style-name="P1">Alrededor de un día laboral</text:p>
          </table:table-cell>
        </table:table-row>
        <table:table-row>
          <table:table-cell table:style-name="Tabla1.A2" office:value-type="string">
            <text:p text:style-name="P1">Obra</text:p>
          </table:table-cell>
          <table:table-cell table:style-name="Tabla1.A2" office:value-type="string">
            <text:p text:style-name="P1">No necesita obra</text:p>
          </table:table-cell>
          <table:table-cell table:style-name="Tabla1.C2" office:value-type="string">
            <text:p text:style-name="P1">Si se quiere dejar la alarma bien instalada, será necesaria una obra para dejar los cables bien cubiertos y protegidos </text:p>
          </table:table-cell>
        </table:table-row>
        <table:table-row>
          <table:table-cell table:style-name="Tabla1.A2" office:value-type="string">
            <text:p text:style-name="P1">Precio</text:p>
          </table:table-cell>
          <table:table-cell table:style-name="Tabla1.A2" office:value-type="string">
            <text:p text:style-name="P1">Depende de la compañía, pero suele ser muy asequible</text:p>
            <text:p text:style-name="P1"/>
          </table:table-cell>
          <table:table-cell table:style-name="Tabla1.C2" office:value-type="string">
            <text:p text:style-name="P1">La duración de la instalación incrementa su coste </text:p>
          </table:table-cell>
        </table:table-row>
        <table:table-row>
          <table:table-cell table:style-name="Tabla1.A2" office:value-type="string">
            <text:p text:style-name="P1">Estética</text:p>
          </table:table-cell>
          <table:table-cell table:style-name="Tabla1.A2" office:value-type="string">
            <text:p text:style-name="P1">El acabado es siempre elegante y discreto</text:p>
          </table:table-cell>
          <table:table-cell table:style-name="Tabla1.C2" office:value-type="string">
            <text:p text:style-name="P1">Dependiendo de las características de la instalación, el acabado será más o menos estético</text:p>
          </table:table-cell>
        </table:table-row>
      </table:table>
      <text:list text:continue-numbering="true" text:style-name="L1">
        <text:list-header>
          <text:p text:style-name="P3"/>
        </text:list-header>
        <text:list-item>
          <text:p text:style-name="P2">Enumere y describa al menos cinco herramientas esenciales para el montaje de sistemas de transmisión.</text:p>
          <text:p text:style-name="P2">Destornilladores y Llaves: Utilizar</text:p>
          <text:p text:style-name="P2">destornilladores y llaves adecuadas para</text:p>
          <text:p text:style-name="P2">asegurar un apriete correcto de tuercas y</text:p>
          <text:p text:style-name="P2">tornillos.</text:p>
          <text:p text:style-name="P2"> Herramientas de Corte: Emplear herramientas</text:p>
          <text:p text:style-name="P2">de corte, como alicates, para ajustar y cortar</text:p>
          <text:p text:style-name="P2">cables según la longitud requerida.</text:p>
          <text:p text:style-name="P2"> Medidores y Niveladores: Utilizar medidores y</text:p>
          <text:p text:style-name="P2">niveladores para garantizar la instalación</text:p>
          <text:p text:style-name="P2">precisa y nivelada de los componentes.</text:p>
          <text:p text:style-name="P2"> Detector de Tensiones: Emplear detectores de</text:p>
          <text:p text:style-name="P2">tensiones para asegurar que no haya cables</text:p>
          <text:p text:style-name="P2">eléctricos activos en las áreas de montaje.</text:p>
          <text:p text:style-name="P2"> Herramientas de Prueba: Utilizar herramientas</text:p>
          <text:p text:style-name="P2">de prueba, como multímetros, para verificar la</text:p>
          <text:p text:style-name="P2">continuidad eléctrica y el funcionamiento</text:p>
          <text:p text:style-name="P2">correcto de los componente<text:span text:style-name="T1">s</text:span></text:p>
          <text:p text:style-name="P2"/>
        </text:list-item>
        <text:list-item>
          <text:p text:style-name="P2">¿Cuáles son las normas de seguridad personal que deben seguirse durante el montaje de sistemas de seguridad?</text:p>
          <text:p text:style-name="P2"> Equipos de Protección Individual (EPI): Utilizar y mantener</text:p>
          <text:p text:style-name="P2">en buen estado casco, gafas de seguridad, guantes de trabajo,</text:p>
          <text:p text:style-name="P2">calzado de seguridad, y cualquier otro EPI necesario según el</text:p>
          <text:p text:style-name="P2">entorno de trabajo.</text:p>
          <text:p text:style-name="P2"> Capacitación: Asegurarse de que todo el personal involucrado</text:p>
          <text:p text:style-name="P2">en el montaje esté debidamente capacitado en el uso de</text:p>
          <text:p text:style-name="P2">herramientas, equipos y en las normas de seguridad</text:p>
          <text:p text:style-name="P2">específicas para sistemas de alarma.</text:p>
          <text:p text:style-name="P2"><text:soft-page-break/> Señalización: Establecer señalizaciones claras en la zona de</text:p>
          <text:p text:style-name="P2">trabajo, indicando posibles peligros, rutas de evacuación y</text:p>
          <text:p text:style-name="P2">ubicación de equipos de primeros auxilios.</text:p>
          <text:p text:style-name="P2"> Manejo de Herramientas: Utilizar herramientas de acuerdo con</text:p>
          <text:p text:style-name="P2">las recomendaciones del fabricante y evitar prácticas inseguras,</text:p>
          <text:p text:style-name="P2">como el uso de herramientas defectuosas.</text:p>
          <text:p text:style-name="P2"> Evitar Riesgos Eléctricos: Desconectar la alimentación</text:p>
          <text:p text:style-name="P2">eléctrica antes de iniciar cualquier trabajo en equipos eléctricos</text:p>
          <text:p text:style-name="P2">y utilizar herramientas aisladas cuando sea necesario</text:p>
          <text:p text:style-name="P2"/>
        </text:list-item>
        <text:list-item>
          <text:p text:style-name="P2">Describa las características de montaje de los sistemas de transmisión vía satélite, GSM, telefónica, TCP/IP y vía radio.</text:p>
          <text:p text:style-name="P7">Transmisión Vía Satélite</text:p>
          <text:p text:style-name="P2"><text:s/>Antena Parabólica: Instalar una antena parabólica orientada</text:p>
          <text:p text:style-name="P2">hacia el satélite designado. Asegurar una línea de visión clara</text:p>
          <text:p text:style-name="P2">sin obstrucciones para optimizar la recepción de la señal.</text:p>
          <text:p text:style-name="P2"><text:s/>Soportes y Estructuras de Montaje: Utilizar soportes</text:p>
          <text:p text:style-name="P2">resistentes y estructuras de montaje robustas para fijar la</text:p>
          <text:p text:style-name="P2">antena parabólica en su posición.</text:p>
          <text:p text:style-name="P2"><text:s/>Conexiones de Cableado: Cablear la antena al receptor</text:p>
          <text:p text:style-name="P2">satelital, asegurando conexiones impermeables y protegidas</text:p>
          <text:p text:style-name="P2">contra interferencias.</text:p>
          <text:p text:style-name="P2"><text:s/>Alineación Precisa: Alinear con precisión la antena según los</text:p>
          <text:p text:style-name="P2">parámetros especificados por el proveedor de servicios</text:p>
          <text:p text:style-name="P2">satelitales.</text:p>
          <text:p text:style-name="P2"/>
          <text:p text:style-name="P7">Transmisión GSM</text:p>
          <text:p text:style-name="P4"><text:s/>Instalación de Antenas: </text:p>
          <text:list>
            <text:list-header>
              <text:p text:style-name="P4">Instalar antenas GSM en ubicaciones elevadas y sin obstrucciones para mejorar la cobertura y la calidad de la señal.</text:p>
            </text:list-header>
          </text:list>
          <text:p text:style-name="P4"><text:s/>Configuración de Estaciones Base: </text:p>
          <text:list text:continue-numbering="true">
            <text:list-header>
              <text:p text:style-name="P4">Configurar estaciones base y repetidores para optimizar la red GSM, especialmente en áreas con poca cobertura.</text:p>
            </text:list-header>
          </text:list>
          <text:p text:style-name="P4"><text:s/>Conexiones de Cableado:</text:p>
          <text:p text:style-name="P4"><text:s/><text:tab/>Cablear las antenas a los equipos de transmisión y asegurar conexiones adecuadas <text:tab/>para minimizar pérdidas de señal.</text:p>
          <text:p text:style-name="P4"><text:s/>Seguridad Eléctrica: </text:p>
          <text:list text:continue-numbering="true">
            <text:list-header>
              <text:p text:style-name="P4">Implementar medidas de seguridad eléctrica, como protección contra sobretensiones, para prevenir daños en equipos durante tormentas eléctricas.</text:p>
            </text:list-header>
          </text:list>
          <text:p text:style-name="P2"/>
          <text:p text:style-name="P7">Transmisión Telefónica</text:p>
          <text:p text:style-name="P2"><text:s/><text:tab/>Instalación de Equipos: Instalar equipos de transmisión telefónica, como <text:tab/>conmutadores y módems, en centros de comunicaciones designados.</text:p>
        </text:list-item>
      </text:list>
      <text:p text:style-name="P5"/>
      <text:p text:style-name="P5"/>
      <text:p text:style-name="P5"/>
      <text:list text:continue-numbering="true" text:style-name="L1">
        <text:list-header>
          <text:p text:style-name="P4"><text:soft-page-break/><text:s/>Cableado Estructurado: </text:p>
          <text:list text:continue-numbering="true">
            <text:list-header>
              <text:p text:style-name="P4">Implementar sistemas de cableado estructurado para conectar teléfonos y equipos de transmisión, asegurando una organización ordenada y fácil mantenimiento.</text:p>
            </text:list-header>
          </text:list>
          <text:p text:style-name="P4"><text:s/>Configuración de Redes: </text:p>
          <text:list text:continue-numbering="true">
            <text:list-header>
              <text:p text:style-name="P4">Configurar redes de Telefonía Pública Conmutada para la transmisión de señales de voz y datos.</text:p>
            </text:list-header>
          </text:list>
          <text:p text:style-name="P4"><text:s/>Pruebas de Línea:</text:p>
          <text:list text:continue-numbering="true">
            <text:list-header>
              <text:p text:style-name="P4"><text:s/>Realizar pruebas de líne<text:span text:style-name="T1">a </text:span>para verificar la calidad y fiabilidad de las conexiones telefónicas.</text:p>
            </text:list-header>
          </text:list>
          <text:p text:style-name="P7">Transmisión TCP/IP</text:p>
          <text:p text:style-name="P4"><text:s/>Configuración de Redes:</text:p>
          <text:list text:continue-numbering="true">
            <text:list-header>
              <text:p text:style-name="P4"><text:s/>Configurar redes TCP/IP para la <text:span text:style-name="T1">t</text:span>ransmisión de datos a través de protocolos de Internet. Utilizar routers, switches y otros dispositivos de red según la topología requerida.</text:p>
            </text:list-header>
          </text:list>
          <text:p text:style-name="P4"><text:s/>Seguridad de Red: </text:p>
          <text:list text:continue-numbering="true">
            <text:list-header>
              <text:p text:style-name="P4">Implementar medidas de seguridad, como firewalls y encriptación, para proteger la integridad de los datos transmitidos.</text:p>
            </text:list-header>
          </text:list>
          <text:p text:style-name="P4">Conexiones por Cable e Inalámbricas:</text:p>
          <text:list text:continue-numbering="true">
            <text:list-header>
              <text:p text:style-name="P4"><text:s/>Instalar cables de red y/o configurar conexiones inalámbricas según los <text:s/>requisitos de la infraestructura.</text:p>
            </text:list-header>
          </text:list>
          <text:p text:style-name="P2"><text:s/>Configuración de Dispositivos de Transmisión:</text:p>
          <text:list text:continue-numbering="true">
            <text:list-header>
              <text:p text:style-name="P4"><text:s/>Configurar routers y switches para direcciona<text:span text:style-name="T1">r </text:span>eficientemente el tráfico de datos.</text:p>
            </text:list-header>
          </text:list>
          <text:p text:style-name="P2"/>
          <text:p text:style-name="P7">Transmisión Vía Radio</text:p>
          <text:p text:style-name="P2"><text:s/>Instalación de Antenas:</text:p>
          <text:p text:style-name="P2"><text:s/><text:tab/>Instalar antenas de radio en ubicaciones elevadas para mejorar</text:p>
          <text:list text:continue-numbering="true">
            <text:list-header>
              <text:p text:style-name="P2">la cobertura y recepción de señales.</text:p>
            </text:list-header>
          </text:list>
          <text:p text:style-name="P2"><text:s/>Ajuste de Frecuencias:</text:p>
          <text:list text:continue-numbering="true">
            <text:list-header>
              <text:p text:style-name="P4">Ajustar las frecuencias de transmisión y recepción según las</text:p>
              <text:p text:style-name="P4">regulaciones y requisitos de la banda de radio utilizada.</text:p>
            </text:list-header>
          </text:list>
          <text:p text:style-name="P2"><text:s/>Configuración de Repetidores:</text:p>
          <text:list text:continue-numbering="true">
            <text:list-header>
              <text:p text:style-name="P2">Configurar repetidores para extender el alcance de las señales</text:p>
              <text:p text:style-name="P2">de radio en áreas remotas.</text:p>
            </text:list-header>
          </text:list>
          <text:p text:style-name="P4"><text:s/>Conexiones de Cableado:</text:p>
          <text:list text:continue-numbering="true">
            <text:list-header>
              <text:p text:style-name="P4"><text:s/>Cablear las antenas y equipos de transmisión utilizando cables</text:p>
              <text:p text:style-name="P2">coaxiales y conectores adecuados.</text:p>
            </text:list-header>
          </text:list>
          <text:p text:style-name="P2"><text:s/>Pruebas de Rendimiento:</text:p>
          <text:list text:continue-numbering="true">
            <text:list-header>
              <text:p text:style-name="P4">Realizar pruebas de rendimiento para garantizar la calidad y</text:p>
              <text:p text:style-name="P4">fiabilidad de las transmisiones de radio</text:p>
              <text:p text:style-name="P4"/>
            </text:list-header>
          </text:list>
        </text:list-header>
        <text:list-item>
          <text:p text:style-name="P4">¿Qué precauciones debe tomar al montar detectores de gas, humo y fuego para garantizar su eficacia y seguridad?</text:p>
        </text:list-item>
      </text:list>
      <text:p text:style-name="Text_20_body"/>
      <text:p text:style-name="Text_20_body"/>
      <text:p text:style-name="Text_20_body"/>
      <text:p text:style-name="P8"><text:soft-page-break/>Montaje de Centrales y Detectores de Gas</text:p>
      <text:p text:style-name="P6"><text:s/>Selección de Ubicación: </text:p>
      <text:p text:style-name="P6">Identificar lugares estratégicos para la instalación de detectores de gas, considerando la naturaleza del gas a</text:p>
      <text:p text:style-name="Text_20_body">detectar y las fuentes potenciales de fuga.</text:p>
      <text:p text:style-name="P6">Instalación de Detectores: </text:p>
      <text:p text:style-name="P6">Montar detectores de gas en áreas donde la concentración de gas sea más probable. Seleccionar detectores específicos para el tipo de gas a monitorear.</text:p>
      <text:p text:style-name="P6">Conexión a la Central de Gas:</text:p>
      <text:p text:style-name="P6"><text:s/>Conectar los detectores a la central de gas, utilizando cableado adecuado y asegurando conexiones seguras.</text:p>
      <text:p text:style-name="P6">Fuente de Energía: </text:p>
      <text:p text:style-name="P6">Alimentar los detectores y la central con una fuente de energía confiable, considerando opciones de respaldo en caso de cortes de electricidad.</text:p>
      <text:p text:style-name="P6">Configuración de Umbrales de Alarma:</text:p>
      <text:p text:style-name="P6"><text:s/>Configurar los umbrales de alarma en la central para activar alertas cuando la concentración de gas alcance niveles peligrosos.</text:p>
      <text:p text:style-name="P6">Pruebas de Funcionamiento:</text:p>
      <text:p text:style-name="P6"><text:s/>Realizar pruebas de funcionamiento para asegurar que los detectores respondan adecuadamente a la presencia de gas y que la central procese las señales correctamente.</text:p>
      <text:p text:style-name="Text_20_body"/>
      <text:p text:style-name="P8">Montaje de Centrales y Detectores de Humo</text:p>
      <text:p text:style-name="P6"><text:s/>Selección de Ubicación: </text:p>
      <text:p text:style-name="P6">Identificar áreas críticas y zonas de escape para la instalación de detectores de humo, priorizando lugares donde el humo pueda propagarse rápidamente.</text:p>
      <text:p text:style-name="P6">Montaje de Detectores: </text:p>
      <text:p text:style-name="P6">Montar detectores de humo en el techo, preferiblemente cerca de entradas, salidas y dormitorios. Considerar la altura y la distancia recomendada entre detectores.</text:p>
      <text:p text:style-name="P6">Interconexión de Detectores:</text:p>
      <text:p text:style-name="P6"><text:s/>Interconectar los detectores de humo para que, si uno detecta humo, todos los detectores en la red emitan una alerta.</text:p>
      <text:p text:style-name="P6">Conexión a la Central de Alarmas: </text:p>
      <text:p text:style-name="P6">Conectar los detectores de humo a la central de alarmas, asegurando una comunicación efectiva y pruebas de integración.</text:p>
      <text:p text:style-name="P6"/>
      <text:p text:style-name="P6"><text:soft-page-break/>Fuente de Energía:</text:p>
      <text:p text:style-name="P6"><text:s/>Alimentar los detectores y la central con una fuente de energía confiable, con opciones de respaldo en caso de fallos eléctricos.</text:p>
      <text:p text:style-name="P6">Configuración de Alarmas: </text:p>
      <text:p text:style-name="P6">Configurar la central para activar alarmas audibles y visuales cuando se detecte humo, y ajustar los niveles de sensibilidad según sea necesario.</text:p>
      <text:p text:style-name="Text_20_body"/>
      <text:p text:style-name="P8">Montaje de Centrales y Detectores de Fuego</text:p>
      <text:p text:style-name="P6">Selección de Ubicación: </text:p>
      <text:p text:style-name="P6">Identificar áreas críticas y puntos estratégicos para la instalación de detectores de fuego, considerando fuentes de calor,</text:p>
      <text:p text:style-name="P6">equipos eléctricos y zonas de riesgo. </text:p>
      <text:p text:style-name="P6">Montaje de Detectores: </text:p>
      <text:p text:style-name="P6">Montar detectores de fuego en lugares donde se pueda generar un incendio, como cocinas, salas de calderas o áreas de almacenamiento de productos inflamables.</text:p>
      <text:p text:style-name="P6">Conexión a la Central de Incendios: </text:p>
      <text:p text:style-name="P6">Conectar los detectores de fuego a la central de incendios, utilizando cableado adecuado y siguiendo las especificaciones del fabricante.</text:p>
      <text:p text:style-name="P6"><text:span text:style-name="T1">F</text:span>uente de Energía: </text:p>
      <text:p text:style-name="P6">Alimentar los detectores y la central con una fuente de energía confiable, considerando la redundancia para asegurar la operación continua.</text:p>
      <text:p text:style-name="P6">Configuración de Alarmas y Zonas: </text:p>
      <text:p text:style-name="P6">Configurar la central para activar alarmas específicas y delimitar zonas afectadas en caso de un incendio. Ajustar la sensibilidad de los detectores según el entorno.</text:p>
      <text:p text:style-name="P6">Pruebas y Simulacros: </text:p>
      <text:p text:style-name="P6">Realizar pruebas periódicas y simulacros para asegurar la funcionalidad de los detectores y la respuesta eficiente de la central en situaciones de incendio.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38:51.368000000</meta:creation-date>
    <dc:date>2024-01-30T12:03:48.512000000</dc:date>
    <meta:editing-duration>PT3H24M58S</meta:editing-duration>
    <meta:editing-cycles>2</meta:editing-cycles>
    <meta:generator>LibreOffice/7.6.4.1$Windows_X86_64 LibreOffice_project/e19e193f88cd6c0525a17fb7a176ed8e6a3e2aa1</meta:generator>
    <meta:print-date>2024-01-30T09:19:40.540000000</meta:print-date>
    <meta:printed-by>Archivos PDF</meta:printed-by>
    <meta:document-statistic meta:table-count="1" meta:image-count="0" meta:object-count="0" meta:page-count="5" meta:paragraph-count="150" meta:word-count="1290" meta:character-count="8866" meta:non-whitespace-character-count="7669"/>
  </office:meta>
</office:document-meta>
</file>